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1c15" officeooo:paragraph-rsid="00121c15"/>
    </style:style>
    <style:style style:name="P2" style:family="paragraph" style:parent-style-name="Standard">
      <style:text-properties officeooo:paragraph-rsid="00121c15"/>
    </style:style>
    <style:style style:name="P3" style:family="paragraph" style:parent-style-name="Standard">
      <style:text-properties fo:font-size="10.5pt" officeooo:rsid="00121c15" officeooo:paragraph-rsid="00121c15" style:font-size-asian="10.5pt" style:font-size-complex="10.5pt"/>
    </style:style>
    <style:style style:name="P4" style:family="paragraph" style:parent-style-name="Standard">
      <style:text-properties officeooo:paragraph-rsid="0013977c"/>
    </style:style>
    <style:style style:name="P5" style:family="paragraph" style:parent-style-name="Standard">
      <style:text-properties officeooo:rsid="00158873" officeooo:paragraph-rsid="00158873"/>
    </style:style>
    <style:style style:name="P6" style:family="paragraph" style:parent-style-name="Standard">
      <style:text-properties fo:color="#800000" fo:font-weight="bold" officeooo:rsid="00158873" officeooo:paragraph-rsid="00158873" style:font-weight-asian="bold" style:font-weight-complex="bold"/>
    </style:style>
    <style:style style:name="T1" style:family="text">
      <style:text-properties officeooo:rsid="00121c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M ESTUDO DE TÉCNICAS DE GERAÇÃO PROCEDURAL DE CONTEÚDO PARA JOGOS DIGITAIS </text:p>
      <text:p text:style-name="P3"/>
      <text:p text:style-name="P4"><text:span text:style-name="T1"><text:s text:c="52"/></text:span>Autor: Kael Vieira de Oliveira Fraga</text:p>
      <text:p text:style-name="P4"><text:s text:c="57"/>Email: <text:a xlink:type="simple" xlink:href="mailto:kaelfraga@hotmail.com" text:style-name="Internet_20_link" text:visited-style-name="Visited_20_Internet_20_Link">kaelfraga@hotmail.com</text:a></text:p>
      <text:p text:style-name="P4"><text:s text:c="37"/>Orientador: Rafael Coimbra Pinto Coautores: Kellen Jhanke </text:p>
      <text:p text:style-name="P1"/>
      <text:p text:style-name="P1"/>
      <text:p text:style-name="P1"><text:s text:c="62"/>– introdução,</text:p>
      <text:p text:style-name="P2"><text:span text:style-name="T1">O projeto tem como objetivo a produção de um jogo digital simples usando as técnicas de geração procedural de conteúdo, que consistem na produção de conteúdo para jogos digitais através de programação: músicas, gráficos, efeitos sonoros, níveis (todos gerados automaticamente por algoritmos). </text:span>Foi definida como linguagem de programação a ser usada no desenvolvimento a HaXe, combinada com a biblioteca de desenvolvimento de jogos, Flixel e com as bibliotecas da OpenFL, usando como plataforma a Flash. </text:p>
      <text:p text:style-name="P5"/>
      <text:p text:style-name="P6">– definição do problema,</text:p>
      <text:p text:style-name="P1"><text:s text:c="55"/>– objetivo(s),</text:p>
      <text:p text:style-name="P1">Será produzida uma biblioteca de geração procedural de conteúdo para o desenvolvimento do jogo com o mínimo de conteúdo produzido de forma não-algorítmica. O jogo finalizado será distribuído gratuitamente e com código aberto na web. </text:p>
      <text:p text:style-name="P1"/>
      <text:p text:style-name="P1"><text:s text:c="65"/>– metodologia,</text:p>
      <text:p text:style-name="P1">A metodologia consistiu, na primeira etapa, no estudo do estado-da-arte em termos de técnicas para geração procedural de conteúdo. As seguintes técnicas foram pesquisadas e estão sendo estudadas, de forma que poderão vir a ser aplicadas no jogo: Random Walk, Autômato Celular, Diagrama de Voronoi e Perlin Noise. </text:p>
      <text:p text:style-name="P1"><text:s/></text:p>
      <text:p text:style-name="P1"><text:s text:c="49"/>– resultados parciais ou finais.</text:p>
      <text:p text:style-name="P1">A temática do jogo já foi definida e foi produzida uma base para ele, sem elementos procedurais. Na etapa atual, será desenvolvida a biblioteca e, posteriormente, será iniciado o desenvolvimento do jogo com os elementos procedurais. </text:p>
      <text:p text:style-name="P1"/>
      <text:p text:style-name="P1"><text:s text:c="67"/>Palavras-chave </text:p>
      <text:p text:style-name="P1"><text:s text:c="35"/>jogos digitais, geração procedural de conteúdo, computaçã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9:46:03.253000000</meta:creation-date>
    <dc:date>2016-04-07T20:05:47.544000000</dc:date>
    <meta:editing-duration>PT19M48S</meta:editing-duration>
    <meta:editing-cycles>4</meta:editing-cycles>
    <meta:generator>LibreOffice/5.0.4.2$Windows_X86_64 LibreOffice_project/2b9802c1994aa0b7dc6079e128979269cf95bc78</meta:generator>
    <meta:document-statistic meta:table-count="0" meta:image-count="0" meta:object-count="0" meta:page-count="1" meta:paragraph-count="16" meta:word-count="239" meta:character-count="2130" meta:non-whitespace-character-count="1413"/>
  </office:meta>
</office:document-meta>
</file>